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2209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7783in"/>
    </style:style>
    <style:style style:name="co13" style:family="table-column">
      <style:table-column-properties fo:break-before="auto" style:column-width="1.9244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cc00"/>
    </style:style>
    <style:style style:name="ce23" style:family="table-cell" style:parent-style-name="Default" style:data-style-name="N100">
      <style:table-cell-properties fo:background-color="#ffffff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1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21"/>
        <table:table-column table:style-name="co12" table:default-cell-style-name="ce21"/>
        <table:table-column table:style-name="co3" table:default-cell-style-name="ce2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997" table:default-cell-style-name="ce1"/>
        <table:table-column table:style-name="co15" table:number-columns-repeated="4" table:default-cell-style-name="ce1"/>
        <table:table-column table:style-name="co15" table:number-columns-repeated="5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8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0"/>
          <table:table-cell table:number-columns-repeated="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SKLFit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style-name="ce30" table:number-columns-repeated="1000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style-name="ce30" table:number-columns-repeated="1000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0.1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0.1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 table:number-rows-repeated="21">
          <table:table-cell table:style-name="Default" table:number-columns-repeated="18"/>
          <table:table-cell table:number-columns-repeated="100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2">12/22/2023</text:date>, <text:time>14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22T14:03:22</dc:date>
    <meta:editing-cycles>216</meta:editing-cycles>
    <meta:editing-duration>PT2H21M47S</meta:editing-duration>
    <meta:document-statistic meta:table-count="1" meta:cell-count="936" meta:object-count="0"/>
  </office:meta>
</office:document-meta>
</file>